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5a69" officeooo:paragraph-rsid="001db202"/>
    </style:style>
    <style:style style:name="P2" style:family="paragraph" style:parent-style-name="Standard" style:list-style-name="L12">
      <style:text-properties officeooo:rsid="00012797" officeooo:paragraph-rsid="001db202"/>
    </style:style>
    <style:style style:name="P3" style:family="paragraph" style:parent-style-name="Standard">
      <style:text-properties officeooo:rsid="00012797" officeooo:paragraph-rsid="001db202"/>
    </style:style>
    <style:style style:name="P4" style:family="paragraph" style:parent-style-name="Standard">
      <style:text-properties fo:font-weight="bold" officeooo:rsid="00012797" officeooo:paragraph-rsid="001db202" style:font-weight-asian="bold" style:font-weight-complex="bold"/>
    </style:style>
    <style:style style:name="P5" style:family="paragraph" style:parent-style-name="Standard" style:list-style-name="L1">
      <style:text-properties officeooo:rsid="0000684b" officeooo:paragraph-rsid="001db202"/>
    </style:style>
    <style:style style:name="P6" style:family="paragraph" style:parent-style-name="Standard">
      <style:text-properties officeooo:rsid="0000684b" officeooo:paragraph-rsid="001db202"/>
    </style:style>
    <style:style style:name="P7" style:family="paragraph" style:parent-style-name="Standard">
      <style:text-properties officeooo:rsid="0000a7a1" officeooo:paragraph-rsid="001db202"/>
    </style:style>
    <style:style style:name="P8" style:family="paragraph" style:parent-style-name="Standard" style:list-style-name="L12">
      <style:text-properties officeooo:rsid="0001cb5c" officeooo:paragraph-rsid="001db202"/>
    </style:style>
    <style:style style:name="P9" style:family="paragraph" style:parent-style-name="Standard">
      <style:text-properties officeooo:rsid="0001cb5c" officeooo:paragraph-rsid="001db202"/>
    </style:style>
    <style:style style:name="P10" style:family="paragraph" style:parent-style-name="Standard" style:list-style-name="L12">
      <style:text-properties officeooo:rsid="00175da5" officeooo:paragraph-rsid="001db202"/>
    </style:style>
    <style:style style:name="P11" style:family="paragraph" style:parent-style-name="Standard" style:list-style-name="L13">
      <style:text-properties officeooo:rsid="00034deb" officeooo:paragraph-rsid="001db202"/>
    </style:style>
    <style:style style:name="P12" style:family="paragraph" style:parent-style-name="Standard" style:list-style-name="L14">
      <style:text-properties officeooo:rsid="00034deb" officeooo:paragraph-rsid="001db202"/>
    </style:style>
    <style:style style:name="P13" style:family="paragraph" style:parent-style-name="Standard">
      <style:text-properties officeooo:rsid="00034deb" officeooo:paragraph-rsid="001db202"/>
    </style:style>
    <style:style style:name="P14" style:family="paragraph" style:parent-style-name="Standard" style:list-style-name="L14">
      <style:text-properties officeooo:rsid="00052b15" officeooo:paragraph-rsid="001db202"/>
    </style:style>
    <style:style style:name="P15" style:family="paragraph" style:parent-style-name="Standard" style:list-style-name="L15">
      <style:text-properties officeooo:rsid="00052b15" officeooo:paragraph-rsid="001db202"/>
    </style:style>
    <style:style style:name="P16" style:family="paragraph" style:parent-style-name="Standard" style:list-style-name="L14">
      <style:text-properties officeooo:rsid="0005d37f" officeooo:paragraph-rsid="001db202"/>
    </style:style>
    <style:style style:name="P17" style:family="paragraph" style:parent-style-name="Standard" style:list-style-name="L15">
      <style:text-properties officeooo:rsid="0005d37f" officeooo:paragraph-rsid="001db202"/>
    </style:style>
    <style:style style:name="P18" style:family="paragraph" style:parent-style-name="Standard" style:list-style-name="L15">
      <style:text-properties officeooo:rsid="000721c2" officeooo:paragraph-rsid="001db202"/>
    </style:style>
    <style:style style:name="P19" style:family="paragraph" style:parent-style-name="Standard" style:list-style-name="L14">
      <style:text-properties officeooo:rsid="000721c2" officeooo:paragraph-rsid="001db202"/>
    </style:style>
    <style:style style:name="P20" style:family="paragraph" style:parent-style-name="Standard">
      <style:text-properties officeooo:rsid="000721c2" officeooo:paragraph-rsid="001db202"/>
    </style:style>
    <style:style style:name="P21" style:family="paragraph" style:parent-style-name="Standard" style:list-style-name="L14">
      <style:text-properties officeooo:rsid="0008591f" officeooo:paragraph-rsid="001db202"/>
    </style:style>
    <style:style style:name="P22" style:family="paragraph" style:parent-style-name="Standard">
      <style:text-properties officeooo:rsid="000721c2" officeooo:paragraph-rsid="001db202" fo:background-color="#339966"/>
    </style:style>
    <style:style style:name="P23" style:family="paragraph" style:parent-style-name="Standard">
      <style:text-properties officeooo:rsid="0007e472" officeooo:paragraph-rsid="001db202"/>
    </style:style>
    <style:style style:name="P24" style:family="paragraph" style:parent-style-name="Standard" style:list-style-name="L16">
      <style:text-properties officeooo:rsid="00084dec" officeooo:paragraph-rsid="001db202"/>
    </style:style>
    <style:style style:name="P25" style:family="paragraph" style:parent-style-name="Standard">
      <style:text-properties officeooo:rsid="00084dec" officeooo:paragraph-rsid="001db202"/>
    </style:style>
    <style:style style:name="P26" style:family="paragraph" style:parent-style-name="Standard">
      <style:text-properties fo:color="#aecf00" fo:font-size="13pt" fo:font-weight="bold" officeooo:rsid="00095a69" officeooo:paragraph-rsid="001db202" style:font-size-asian="13pt" style:font-weight-asian="bold" style:font-size-complex="13pt" style:font-weight-complex="bold"/>
    </style:style>
    <style:style style:name="P27" style:family="paragraph" style:parent-style-name="Standard">
      <style:text-properties officeooo:rsid="000a91f2" officeooo:paragraph-rsid="001db202"/>
    </style:style>
    <style:style style:name="P28" style:family="paragraph" style:parent-style-name="Standard">
      <style:text-properties fo:font-style="italic" officeooo:rsid="000a91f2" officeooo:paragraph-rsid="001db202" style:font-style-asian="italic" style:font-style-complex="italic"/>
    </style:style>
    <style:style style:name="P29" style:family="paragraph" style:parent-style-name="Standard" style:list-style-name="L17">
      <style:text-properties fo:font-style="normal" officeooo:rsid="000a91f2" officeooo:paragraph-rsid="001db202" style:font-style-asian="normal" style:font-style-complex="normal"/>
    </style:style>
    <style:style style:name="P30" style:family="paragraph" style:parent-style-name="Standard">
      <style:text-properties fo:font-style="normal" officeooo:rsid="000a91f2" officeooo:paragraph-rsid="001db202" style:font-style-asian="normal" style:font-style-complex="normal"/>
    </style:style>
    <style:style style:name="P31" style:family="paragraph" style:parent-style-name="Standard" style:list-style-name="L17">
      <style:text-properties fo:font-style="normal" officeooo:rsid="000ad68c" officeooo:paragraph-rsid="001db202" style:font-style-asian="normal" style:font-style-complex="normal"/>
    </style:style>
    <style:style style:name="P32" style:family="paragraph" style:parent-style-name="Standard" style:list-style-name="L17">
      <style:text-properties fo:font-style="normal" officeooo:rsid="000c6662" officeooo:paragraph-rsid="001db202" style:font-style-asian="normal" style:font-style-complex="normal"/>
    </style:style>
    <style:style style:name="P33" style:family="paragraph" style:parent-style-name="Standard" style:list-style-name="L17">
      <style:text-properties fo:font-style="normal" officeooo:rsid="000dbb5b" officeooo:paragraph-rsid="001db202" style:font-style-asian="normal" style:font-style-complex="normal"/>
    </style:style>
    <style:style style:name="P34" style:family="paragraph" style:parent-style-name="Standard" style:list-style-name="L17">
      <style:text-properties fo:font-style="normal" officeooo:rsid="000dfdd8" officeooo:paragraph-rsid="001db202" style:font-style-asian="normal" style:font-style-complex="normal"/>
    </style:style>
    <style:style style:name="P35" style:family="paragraph" style:parent-style-name="Standard" style:list-style-name="L17">
      <style:text-properties fo:font-style="normal" officeooo:rsid="000f5770" officeooo:paragraph-rsid="001db202" style:font-style-asian="normal" style:font-style-complex="normal"/>
    </style:style>
    <style:style style:name="P36" style:family="paragraph" style:parent-style-name="Standard" style:list-style-name="L17">
      <style:text-properties fo:font-style="normal" officeooo:rsid="000f6eb7" officeooo:paragraph-rsid="001db202" style:font-style-asian="normal" style:font-style-complex="normal"/>
    </style:style>
    <style:style style:name="P37" style:family="paragraph" style:parent-style-name="Standard" style:list-style-name="L17">
      <style:text-properties fo:font-style="normal" officeooo:rsid="001468f5" officeooo:paragraph-rsid="001db202" style:font-style-asian="normal" style:font-style-complex="normal"/>
    </style:style>
    <style:style style:name="P38" style:family="paragraph" style:parent-style-name="Standard" style:list-style-name="L17">
      <style:text-properties fo:font-style="normal" officeooo:rsid="001ee14c" officeooo:paragraph-rsid="001db202" style:font-style-asian="normal" style:font-style-complex="normal"/>
    </style:style>
    <style:style style:name="P39" style:family="paragraph" style:parent-style-name="Standard" style:list-style-name="L17">
      <style:text-properties fo:font-style="normal" officeooo:rsid="00111b5e" officeooo:paragraph-rsid="001db202" style:font-style-asian="normal" style:font-style-complex="normal"/>
    </style:style>
    <style:style style:name="P40" style:family="paragraph" style:parent-style-name="Standard" style:list-style-name="L17">
      <style:text-properties fo:font-style="normal" officeooo:rsid="0012b02e" officeooo:paragraph-rsid="001db202" style:font-style-asian="normal" style:font-style-complex="normal"/>
    </style:style>
    <style:style style:name="P41" style:family="paragraph" style:parent-style-name="Standard" style:list-style-name="L17">
      <style:text-properties fo:font-style="normal" officeooo:rsid="00160123" officeooo:paragraph-rsid="001db202" style:font-style-asian="normal" style:font-style-complex="normal"/>
    </style:style>
    <style:style style:name="P42" style:family="paragraph" style:parent-style-name="Standard" style:list-style-name="L17">
      <style:text-properties fo:font-style="normal" officeooo:rsid="001691fb" officeooo:paragraph-rsid="001db202" style:font-style-asian="normal" style:font-style-complex="normal"/>
    </style:style>
    <style:style style:name="P43" style:family="paragraph" style:parent-style-name="Standard" style:list-style-name="L17">
      <style:text-properties fo:font-style="normal" officeooo:rsid="001800ed" officeooo:paragraph-rsid="001db202" style:font-style-asian="normal" style:font-style-complex="normal"/>
    </style:style>
    <style:style style:name="P44" style:family="paragraph" style:parent-style-name="Standard" style:list-style-name="L17">
      <style:text-properties fo:font-style="normal" officeooo:rsid="00196413" officeooo:paragraph-rsid="001db202" style:font-style-asian="normal" style:font-style-complex="normal"/>
    </style:style>
    <style:style style:name="P45" style:family="paragraph" style:parent-style-name="Standard" style:list-style-name="L17">
      <style:text-properties fo:font-style="normal" officeooo:rsid="001d4291" officeooo:paragraph-rsid="001db202" style:font-style-asian="normal" style:font-style-complex="normal"/>
    </style:style>
    <style:style style:name="P46" style:family="paragraph" style:parent-style-name="Standard" style:list-style-name="L17">
      <style:text-properties fo:font-style="normal" officeooo:rsid="000c6662" officeooo:paragraph-rsid="001db202" fo:background-color="#ffff66" style:font-style-asian="normal" style:font-style-complex="normal"/>
    </style:style>
    <style:style style:name="P47" style:family="paragraph" style:parent-style-name="Standard" style:list-style-name="L17">
      <style:text-properties fo:font-style="normal" officeooo:rsid="001a86b6" officeooo:paragraph-rsid="001db202" fo:background-color="#ffff66" style:font-style-asian="normal" style:font-style-complex="normal"/>
    </style:style>
    <style:style style:name="P48" style:family="paragraph" style:parent-style-name="Standard" style:list-style-name="L17">
      <style:text-properties fo:font-style="normal" officeooo:rsid="001c25a0" officeooo:paragraph-rsid="001db202" fo:background-color="#ffff66" style:font-style-asian="normal" style:font-style-complex="normal"/>
    </style:style>
    <style:style style:name="P49" style:family="paragraph" style:parent-style-name="Standard" style:list-style-name="L17">
      <style:text-properties fo:font-style="normal" officeooo:rsid="001d4291" officeooo:paragraph-rsid="001db202" fo:background-color="#ffcc00" style:font-style-asian="normal" style:font-style-complex="normal"/>
    </style:style>
    <style:style style:name="P50" style:family="paragraph" style:parent-style-name="Standard" style:list-style-name="L17">
      <style:text-properties fo:font-style="normal" officeooo:rsid="001f4cbe" officeooo:paragraph-rsid="001db202" fo:background-color="#ffcc00" style:font-style-asian="normal" style:font-style-complex="normal"/>
    </style:style>
    <style:style style:name="P51" style:family="paragraph" style:parent-style-name="Standard" style:list-style-name="L17">
      <style:text-properties fo:font-style="normal" officeooo:rsid="001ff32c" officeooo:paragraph-rsid="001db202" fo:background-color="#ffcc00" style:font-style-asian="normal" style:font-style-complex="normal"/>
    </style:style>
    <style:style style:name="P52" style:family="paragraph" style:parent-style-name="Standard" style:list-style-name="L17">
      <style:text-properties fo:font-style="normal" officeooo:rsid="0022bb6e" officeooo:paragraph-rsid="001db202" fo:background-color="#ffcc00" style:font-style-asian="normal" style:font-style-complex="normal"/>
    </style:style>
    <style:style style:name="P53" style:family="paragraph" style:parent-style-name="Standard" style:list-style-name="L17">
      <style:text-properties fo:font-style="normal" officeooo:rsid="001ff32c" officeooo:paragraph-rsid="001db202" fo:background-color="transparent" style:font-style-asian="normal" style:font-style-complex="normal"/>
    </style:style>
    <style:style style:name="P54" style:family="paragraph" style:parent-style-name="Standard" style:list-style-name="L17">
      <style:text-properties fo:font-style="normal" officeooo:rsid="00208193" officeooo:paragraph-rsid="001db202" fo:background-color="transparent" style:font-style-asian="normal" style:font-style-complex="normal"/>
    </style:style>
    <style:style style:name="P55" style:family="paragraph" style:parent-style-name="Standard" style:list-style-name="L17">
      <style:text-properties fo:font-style="normal" officeooo:rsid="0022bb6e" officeooo:paragraph-rsid="001db202" fo:background-color="transparent" style:font-style-asian="normal" style:font-style-complex="normal"/>
    </style:style>
    <style:style style:name="P56" style:family="paragraph" style:parent-style-name="Standard">
      <style:text-properties officeooo:rsid="001f7a2c" officeooo:paragraph-rsid="001db202"/>
    </style:style>
    <style:style style:name="P57" style:family="paragraph" style:parent-style-name="Standard" style:list-style-name="L18">
      <style:text-properties officeooo:rsid="0024a952" officeooo:paragraph-rsid="001db202"/>
    </style:style>
    <style:style style:name="P58" style:family="paragraph" style:parent-style-name="Standard">
      <style:text-properties officeooo:rsid="0024a952" officeooo:paragraph-rsid="001db202"/>
    </style:style>
    <style:style style:name="P59" style:family="paragraph" style:parent-style-name="Standard">
      <style:text-properties officeooo:rsid="000a286f" officeooo:paragraph-rsid="001db202"/>
    </style:style>
    <style:style style:name="P60" style:family="paragraph" style:parent-style-name="Standard">
      <style:text-properties officeooo:rsid="001ff32c" officeooo:paragraph-rsid="001db202"/>
    </style:style>
    <style:style style:name="P61" style:family="paragraph" style:parent-style-name="Standard">
      <style:text-properties officeooo:rsid="00217432" officeooo:paragraph-rsid="001db202"/>
    </style:style>
    <style:style style:name="P62" style:family="paragraph" style:parent-style-name="Standard">
      <style:text-properties officeooo:rsid="0024a952" officeooo:paragraph-rsid="001db202" fo:background-color="#99ff99"/>
    </style:style>
    <style:style style:name="P63" style:family="paragraph" style:parent-style-name="Standard">
      <style:text-properties officeooo:rsid="0024fa08" officeooo:paragraph-rsid="001db202"/>
    </style:style>
    <style:style style:name="P64" style:family="paragraph" style:parent-style-name="Standard">
      <style:text-properties officeooo:rsid="0024fa08" officeooo:paragraph-rsid="001db202" fo:background-color="#99ffff"/>
    </style:style>
    <style:style style:name="P65" style:family="paragraph" style:parent-style-name="Standard">
      <style:text-properties officeooo:rsid="00322138" officeooo:paragraph-rsid="001db202" fo:background-color="#99ffff"/>
    </style:style>
    <style:style style:name="P66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8d3e6" officeooo:paragraph-rsid="001db202" fo:background-color="#99ffff"/>
    </style:style>
    <style:style style:name="P67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#99ffff"/>
    </style:style>
    <style:style style:name="P68" style:family="paragraph" style:parent-style-name="Standard">
      <style:text-properties officeooo:rsid="0025acd9" officeooo:paragraph-rsid="001db202"/>
    </style:style>
    <style:style style:name="P69" style:family="paragraph" style:parent-style-name="Standard">
      <style:text-properties officeooo:rsid="0025d678" officeooo:paragraph-rsid="001db202"/>
    </style:style>
    <style:style style:name="P70" style:family="paragraph" style:parent-style-name="Standard">
      <style:text-properties officeooo:rsid="0026c525" officeooo:paragraph-rsid="001db202"/>
    </style:style>
    <style:style style:name="P71" style:family="paragraph" style:parent-style-name="Standard">
      <style:text-properties officeooo:rsid="0028a6cd" officeooo:paragraph-rsid="001db202"/>
    </style:style>
    <style:style style:name="P72" style:family="paragraph" style:parent-style-name="Standard">
      <style:text-properties officeooo:rsid="002c3fc7" officeooo:paragraph-rsid="001db202"/>
    </style:style>
    <style:style style:name="P73" style:family="paragraph" style:parent-style-name="Standard" style:list-style-name="L19">
      <style:text-properties officeooo:rsid="002d336d" officeooo:paragraph-rsid="001db202"/>
    </style:style>
    <style:style style:name="P74" style:family="paragraph" style:parent-style-name="Standard">
      <style:text-properties officeooo:rsid="002fc136" officeooo:paragraph-rsid="001db202"/>
    </style:style>
    <style:style style:name="P75" style:family="paragraph" style:parent-style-name="Standard">
      <style:text-properties officeooo:rsid="003070f3" officeooo:paragraph-rsid="001db202"/>
    </style:style>
    <style:style style:name="P76" style:family="paragraph" style:parent-style-name="Standard">
      <style:text-properties officeooo:rsid="00322138" officeooo:paragraph-rsid="001db202"/>
    </style:style>
    <style:style style:name="P77" style:family="paragraph" style:parent-style-name="Standard">
      <style:text-properties officeooo:rsid="0032d29b" officeooo:paragraph-rsid="001db202"/>
    </style:style>
    <style:style style:name="P78" style:family="paragraph" style:parent-style-name="Standard" style:list-style-name="L20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1167" officeooo:paragraph-rsid="001db202"/>
    </style:style>
    <style:style style:name="P79" style:family="paragraph" style:parent-style-name="Standard" style:list-style-name="L20">
      <style:text-properties officeooo:rsid="00341167" officeooo:paragraph-rsid="001db202"/>
    </style:style>
    <style:style style:name="P80" style:family="paragraph" style:parent-style-name="Standard" style:list-style-name="L20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81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82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 fo:background-color="transparent"/>
    </style:style>
    <style:style style:name="P83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transparent"/>
    </style:style>
    <style:style style:name="P84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bd9e7" officeooo:paragraph-rsid="001db202" fo:background-color="transparent"/>
    </style:style>
    <style:style style:name="P85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e5e66" officeooo:paragraph-rsid="001db202" fo:background-color="transparent"/>
    </style:style>
    <style:style style:name="P86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7e346" officeooo:paragraph-rsid="001db202"/>
    </style:style>
    <style:style style:name="P87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e5e66" officeooo:paragraph-rsid="001db202" fo:background-color="#ffcc00"/>
    </style:style>
    <style:style style:name="P88" style:family="paragraph" style:parent-style-name="Standard">
      <style:text-properties officeooo:rsid="0046c296" officeooo:paragraph-rsid="001db202" fo:background-color="#ffcc00"/>
    </style:style>
    <style:style style:name="P89" style:family="paragraph" style:parent-style-name="Standard">
      <style:text-properties officeooo:rsid="003ef27b" officeooo:paragraph-rsid="001db202"/>
    </style:style>
    <style:style style:name="P90" style:family="paragraph" style:parent-style-name="Standard">
      <style:text-properties officeooo:rsid="00408352" officeooo:paragraph-rsid="001db202"/>
    </style:style>
    <style:style style:name="P91" style:family="paragraph" style:parent-style-name="Standard">
      <style:text-properties officeooo:rsid="0041ba0d" officeooo:paragraph-rsid="001db202"/>
    </style:style>
    <style:style style:name="P92" style:family="paragraph" style:parent-style-name="Standard">
      <style:text-properties officeooo:rsid="002e6af3" officeooo:paragraph-rsid="001db202"/>
    </style:style>
    <style:style style:name="P93" style:family="paragraph" style:parent-style-name="Standard">
      <style:text-properties officeooo:rsid="0038d3e6" officeooo:paragraph-rsid="001db202"/>
    </style:style>
    <style:style style:name="P94" style:family="paragraph" style:parent-style-name="Standard" style:list-style-name="L20">
      <style:text-properties officeooo:paragraph-rsid="001db202"/>
    </style:style>
    <style:style style:name="P95" style:family="paragraph" style:parent-style-name="Standard">
      <style:text-properties officeooo:paragraph-rsid="001db202"/>
    </style:style>
    <style:style style:name="P96" style:family="paragraph" style:parent-style-name="Standard">
      <style:paragraph-properties style:border-line-width-bottom="0in 0.0016in 0.0008in" fo:padding="0.0291in" fo:border-left="none" fo:border-right="none" fo:border-top="none" fo:border-bottom="0.14pt double #000000" style:join-border="false"/>
      <style:text-properties officeooo:rsid="00095a69" officeooo:paragraph-rsid="001db202"/>
    </style:style>
    <style:style style:name="P97" style:family="paragraph" style:parent-style-name="Standard" style:list-style-name="L18">
      <style:paragraph-properties style:border-line-width-bottom="0in 0.0016in 0.0008in" fo:padding="0.0291in" fo:border-left="none" fo:border-right="none" fo:border-top="none" fo:border-bottom="0.06pt double #000000" style:join-border="false"/>
      <style:text-properties officeooo:rsid="0024fa08" officeooo:paragraph-rsid="001db202"/>
    </style:style>
    <style:style style:name="P98" style:family="paragraph" style:parent-style-name="Text_20_body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99" style:family="paragraph" style:parent-style-name="Text_20_body">
      <style:text-properties officeooo:rsid="0041ba0d" officeooo:paragraph-rsid="001db202"/>
    </style:style>
    <style:style style:name="P100" style:family="paragraph" style:parent-style-name="Text_20_body" style:list-style-name="L21">
      <style:text-properties officeooo:paragraph-rsid="001db202"/>
    </style:style>
    <style:style style:name="P101" style:family="paragraph" style:parent-style-name="Text_20_body">
      <style:text-properties officeooo:paragraph-rsid="001db202"/>
    </style:style>
    <style:style style:name="P102" style:family="paragraph" style:parent-style-name="Text_20_body" style:list-style-name="L21">
      <style:paragraph-properties fo:margin-top="0in" fo:margin-bottom="0in" style:contextual-spacing="false"/>
      <style:text-properties officeooo:paragraph-rsid="001db202"/>
    </style:style>
    <style:style style:name="P103" style:family="paragraph" style:parent-style-name="Preformatted_20_Text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transparent"/>
    </style:style>
    <style:style style:name="P104" style:family="paragraph" style:parent-style-name="Preformatted_20_Text">
      <style:text-properties officeooo:rsid="0041ba0d" officeooo:paragraph-rsid="001db202"/>
    </style:style>
    <style:style style:name="P105" style:family="paragraph" style:parent-style-name="Preformatted_20_Text">
      <style:text-properties officeooo:paragraph-rsid="001db202"/>
    </style:style>
    <style:style style:name="P106" style:family="paragraph" style:parent-style-name="Preformatted_20_Text">
      <style:paragraph-properties fo:margin-top="0in" fo:margin-bottom="0.1965in" style:contextual-spacing="false"/>
      <style:text-properties officeooo:paragraph-rsid="001db202"/>
    </style:style>
    <style:style style:name="P107" style:family="paragraph" style:parent-style-name="Heading_20_3">
      <style:text-properties officeooo:rsid="0041ba0d" officeooo:paragraph-rsid="001db202"/>
    </style:style>
    <style:style style:name="T1" style:family="text">
      <style:text-properties officeooo:rsid="0000a7a1"/>
    </style:style>
    <style:style style:name="T2" style:family="text">
      <style:text-properties officeooo:rsid="00012797"/>
    </style:style>
    <style:style style:name="T3" style:family="text">
      <style:text-properties officeooo:rsid="0001cb5c"/>
    </style:style>
    <style:style style:name="T4" style:family="text">
      <style:text-properties officeooo:rsid="0005d37f"/>
    </style:style>
    <style:style style:name="T5" style:family="text">
      <style:text-properties officeooo:rsid="0007e47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aa294"/>
    </style:style>
    <style:style style:name="T8" style:family="text">
      <style:text-properties fo:background-color="#ffff66"/>
    </style:style>
    <style:style style:name="T9" style:family="text">
      <style:text-properties officeooo:rsid="001a86b6"/>
    </style:style>
    <style:style style:name="T10" style:family="text">
      <style:text-properties fo:background-color="transparent"/>
    </style:style>
    <style:style style:name="T11" style:family="text">
      <style:text-properties officeooo:rsid="001f5c1e" fo:background-color="transparent"/>
    </style:style>
    <style:style style:name="T12" style:family="text">
      <style:text-properties officeooo:rsid="001f7a2c" fo:background-color="transparent"/>
    </style:style>
    <style:style style:name="T13" style:family="text">
      <style:text-properties officeooo:rsid="001ff32c" fo:background-color="transparent"/>
    </style:style>
    <style:style style:name="T14" style:family="text">
      <style:text-properties officeooo:rsid="00208193" fo:background-color="transparent"/>
    </style:style>
    <style:style style:name="T15" style:family="text">
      <style:text-properties officeooo:rsid="000f8fd6"/>
    </style:style>
    <style:style style:name="T16" style:family="text">
      <style:text-properties fo:background-color="#ffcc00"/>
    </style:style>
    <style:style style:name="T17" style:family="text">
      <style:text-properties fo:background-color="#ff33ff"/>
    </style:style>
    <style:style style:name="T18" style:family="text">
      <style:text-properties fo:background-color="#99ff99"/>
    </style:style>
    <style:style style:name="T19" style:family="text">
      <style:text-properties officeooo:rsid="000a91f2"/>
    </style:style>
    <style:style style:name="T20" style:family="text">
      <style:text-properties officeooo:rsid="0032d29b"/>
    </style:style>
    <style:style style:name="T21" style:family="text">
      <style:text-properties officeooo:rsid="003d4b33"/>
    </style:style>
    <style:style style:name="T22" style:family="text">
      <style:text-properties officeooo:rsid="004366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Learning Journal </text:p>
      <text:p text:style-name="P4"/>
      <text:p text:style-name="P95"/>
      <text:list xml:id="list5672368591504370093" text:style-name="L1">
        <text:list-item>
          <text:p text:style-name="P5">Cris Ewing – Python instructor </text:p>
        </text:list-item>
        <text:list-item>
          <text:p text:style-name="P5"><text:span text:style-name="T1">R</text:span>yan Sobol </text:p>
        </text:list-item>
      </text:list>
      <text:p text:style-name="P6"/>
      <text:p text:style-name="P7"><text:span text:style-name="T2">Git &amp; </text:span>Linux: cmd-line 44</text:p>
      <text:p text:style-name="P7"/>
      <text:p text:style-name="P7"/>
      <text:p text:style-name="P3">goals </text:p>
      <text:list xml:id="list7542642343906558358" text:style-name="L12">
        <text:list-item>
          <text:p text:style-name="P2"><text:span text:style-name="T3">CMD &amp; Git: </text:span>comfort and agility </text:p>
        </text:list-item>
        <text:list-item>
          <text:p text:style-name="P8">Python – do useful projects </text:p>
        </text:list-item>
        <text:list-item>
          <text:p text:style-name="P8">mental models</text:p>
        </text:list-item>
        <text:list-item>
          <text:p text:style-name="P10">Py</text:p>
          <text:list>
            <text:list-item>
              <text:p text:style-name="P10">excel manipulator</text:p>
            </text:list-item>
            <text:list-item>
              <text:p text:style-name="P10">Twitter app</text:p>
            </text:list-item>
            <text:list-item>
              <text:p text:style-name="P10">thought / content </text:p>
            </text:list-item>
          </text:list>
        </text:list-item>
      </text:list>
      <text:p text:style-name="P9"/>
      <text:p text:style-name="P13">UNIX</text:p>
      <text:list xml:id="list469695804330796584" text:style-name="L13">
        <text:list-item>
          <text:p text:style-name="P11">AT &amp; T labs</text:p>
        </text:list-item>
      </text:list>
      <text:list xml:id="list1995666014219473091" text:style-name="L14">
        <text:list-item>
          <text:p text:style-name="P12">1983 – GNU </text:p>
        </text:list-item>
        <text:list-item>
          <text:p text:style-name="P14">Linus Torwalds -</text:p>
          <text:list>
            <text:list-item>
              <text:p text:style-name="P14">open source </text:p>
            </text:list-item>
            <text:list-item>
              <text:p text:style-name="P16">desktop flavors</text:p>
            </text:list-item>
          </text:list>
        </text:list-item>
      </text:list>
      <text:list xml:id="list754475007248783301" text:style-name="L15">
        <text:list-item>
          <text:list>
            <text:list-item>
              <text:list>
                <text:list-item>
                  <text:p text:style-name="P15"><text:s/><text:span text:style-name="T4">Linux</text:span></text:p>
                </text:list-item>
                <text:list-item>
                  <text:p text:style-name="P17">BSD </text:p>
                </text:list-item>
                <text:list-item>
                  <text:p text:style-name="P18">Mac OSX (Darwin) – fork of BSD </text:p>
                </text:list-item>
              </text:list>
            </text:list-item>
          </text:list>
        </text:list-item>
      </text:list>
      <text:list xml:id="list223705597506072" text:continue-list="list1995666014219473091" text:style-name="L14">
        <text:list-item>
          <text:list>
            <text:list-item>
              <text:list>
                <text:list-item>
                  <text:p text:style-name="P19">in Unix everything is a file - /proc &amp; /sys </text:p>
                </text:list-item>
              </text:list>
            </text:list-item>
          </text:list>
        </text:list-item>
        <text:list-item>
          <text:p text:style-name="P21">UNIX = </text:p>
          <text:list>
            <text:list-item>
              <text:p text:style-name="P21">kernel </text:p>
              <text:list>
                <text:list-item>
                  <text:p text:style-name="P21">?</text:p>
                </text:list-item>
              </text:list>
            </text:list-item>
            <text:list-item>
              <text:p text:style-name="P21">the shell – users interact w/ this </text:p>
            </text:list-item>
          </text:list>
        </text:list-item>
      </text:list>
      <text:p text:style-name="P20"/>
      <text:p text:style-name="P22">“<text:span text:style-name="T5">do one thing and do it well”</text:span></text:p>
      <text:p text:style-name="P23"/>
      <text:list xml:id="list4433701961937400219" text:style-name="L16">
        <text:list-item>
          <text:p text:style-name="P24">modular </text:p>
        </text:list-item>
        <text:list-item>
          <text:p text:style-name="P24">easy to t/s </text:p>
        </text:list-item>
      </text:list>
      <text:p text:style-name="P25"/>
      <text:p text:style-name="P25"/>
      <text:p text:style-name="P96"/>
      <text:p text:style-name="P1"/>
      <text:p text:style-name="P26">file system </text:p>
      <text:p text:style-name="P1"/>
      <text:p text:style-name="P1">open it: Ctr-Alt-T</text:p>
      <text:p text:style-name="P1"/>
      <text:p text:style-name="P27">“<text:span text:style-name="T6">Linux = machine name@ user-name $”</text:span></text:p>
      <text:p text:style-name="P28"/>
      <text:p text:style-name="P30">commands</text:p>
      <text:list xml:id="list9096469121071557887" text:style-name="L17">
        <text:list-item>
          <text:p text:style-name="P29">pwd = present working directory </text:p>
          <text:list>
            <text:list-item>
              <text:p text:style-name="P29"><text:soft-page-break/>path = location in file systems / upside down tree. <text:span text:style-name="T7">It is like addressing an envelop backwards (like in China). From more general to more specific finally you get to a FILE w/ contents in it. </text:span></text:p>
            </text:list-item>
            <text:list-item>
              <text:p text:style-name="P31"><text:span text:style-name="T7">P</text:span>aths are </text:p>
              <text:list>
                <text:list-item>
                  <text:p text:style-name="P31">absolute when it starts with a <text:span text:style-name="T8">“/”</text:span>. you KNOW where you are. </text:p>
                </text:list-item>
                <text:list-item>
                  <text:p text:style-name="P31">Relative when it does not. </text:p>
                </text:list-item>
              </text:list>
            </text:list-item>
            <text:list-item>
              <text:p text:style-name="P31">MOVEMENT </text:p>
              <text:list>
                <text:list-item>
                  <text:p text:style-name="P32">stuff is spread around in a machine </text:p>
                </text:list-item>
                <text:list-item>
                  <text:p text:style-name="P46">cd – <text:span text:style-name="T9">always gets you HOME! </text:span></text:p>
                </text:list-item>
                <text:list-item>
                  <text:p text:style-name="P47">“tab” to complete the relative path </text:p>
                </text:list-item>
                <text:list-item>
                  <text:p text:style-name="P48"><text:span text:style-name="T9">“c</text:span>d ..” : <text:span text:style-name="T10">one up level </text:span></text:p>
                </text:list-item>
                <text:list-item>
                  <text:p text:style-name="P33">home = /home/santhosh</text:p>
                </text:list-item>
                <text:list-item>
                  <text:p text:style-name="P33">“<text:span text:style-name="T8">cd /</text:span>” - takes you to the root </text:p>
                  <text:list>
                    <text:list-item>
                      <text:p text:style-name="P33">root = top most container </text:p>
                    </text:list-item>
                    <text:list-item>
                      <text:p text:style-name="P34">ls – will list everything in alphabetical order <text:span text:style-name="T15">&amp; can be modified by flags. </text:span></text:p>
                    </text:list-item>
                    <text:list-item>
                      <text:p text:style-name="P34">ls -t (time order)</text:p>
                    </text:list-item>
                    <text:list-item>
                      <text:p text:style-name="P35">ls -l (long)</text:p>
                    </text:list-item>
                    <text:list-item>
                      <text:p text:style-name="P36">ls -lt (combined l &amp; t)</text:p>
                    </text:list-item>
                    <text:list-item>
                      <text:p text:style-name="P37">ls -h (human readable)</text:p>
                    </text:list-item>
                    <text:list-item>
                      <text:p text:style-name="P37">ls <text:s/>-size ..[SIZE] </text:p>
                    </text:list-item>
                    <text:list-item>
                      <text:p text:style-name="P37">ls -r (reverse) </text:p>
                    </text:list-item>
                    <text:list-item>
                      <text:p text:style-name="P37">ls -X (alphabetical)</text:p>
                    </text:list-item>
                    <text:list-item>
                      <text:p text:style-name="P38">ls -p : “/” at the end of directory names </text:p>
                    </text:list-item>
                    <text:list-item>
                      <text:p text:style-name="P39">“<text:span text:style-name="T8">man ls</text:span>” - manual ls </text:p>
                    </text:list-item>
                    <text:list-item>
                      <text:p text:style-name="P40">Instead of cut/ paste: use man to learn and verify then TYPE yourself </text:p>
                    </text:list-item>
                    <text:list-item>
                      <text:p text:style-name="P41">command line doesn't like spaces. Use <text:span text:style-name="T8">“\” </text:span>to trick CMD in place of space. <text:s/></text:p>
                      <text:list>
                        <text:list-item>
                          <text:p text:style-name="P41">Use dash or underscore instead of space some trouble later on. UNIX and CMD doesn't like spaces. </text:p>
                        </text:list-item>
                      </text:list>
                    </text:list-item>
                    <text:list-item>
                      <text:p text:style-name="P42">Linux/Ubuntu are very much causate sensitive: even for file names. </text:p>
                      <text:list>
                        <text:list-item>
                          <text:p text:style-name="P43">Just lowercase ALL your stuff. </text:p>
                        </text:list-item>
                        <text:list-item>
                          <text:p text:style-name="P44">so.... no space, no cap, use dash or u/s. </text:p>
                        </text:list-item>
                      </text:list>
                    </text:list-item>
                  </text:list>
                </text:list-item>
                <text:list-item>
                  <text:p text:style-name="P45">Mkdir</text:p>
                </text:list-item>
                <text:list-item>
                  <text:p text:style-name="P45"><text:span text:style-name="T16">mv</text:span> filename destination directory/ path </text:p>
                </text:list-item>
                <text:list-item>
                  <text:p text:style-name="P49">ls ~ :<text:span text:style-name="T10"> ~ always lists your HOME dir </text:span></text:p>
                </text:list-item>
                <text:list-item>
                  <text:p text:style-name="P50"><text:span text:style-name="T17">history.</text:span><text:span text:style-name="T10">..tells you everything you did! </text:span></text:p>
                  <text:list>
                    <text:list-item>
                      <text:p text:style-name="P50"><text:span text:style-name="T10">History | less </text:span><text:span text:style-name="T11">← paging</text:span><text:span text:style-name="T12"> (enter, for line advancement and space for by page) </text:span><text:span text:style-name="T13">← chaining commands using pipes. </text:span></text:p>
                    </text:list-item>
                    <text:list-item>
                      <text:p text:style-name="P50"><text:span text:style-name="T10">“</text:span><text:span text:style-name="T13">&gt;” redirector commands takes output into a file. </text:span></text:p>
                      <text:list>
                        <text:list-item>
                          <text:p text:style-name="P53">e.g. “history &gt; moving-around.txt” </text:p>
                        </text:list-item>
                        <text:list-item>
                          <text:p text:style-name="P51"><text:span text:style-name="T10">“</text:span><text:span text:style-name="T14">&gt;&gt;” will add to an existing file. </text:span></text:p>
                        </text:list-item>
                      </text:list>
                    </text:list-item>
                    <text:list-item>
                      <text:p text:style-name="P54">“cp” copy filename1 sp filename2 (of course remember the path where applicable) </text:p>
                    </text:list-item>
                    <text:list-item>
                      <text:p text:style-name="P52"><text:span text:style-name="T14">“</text:span><text:span text:style-name="T18">touch”</text:span><text:span text:style-name="T10"> - create !! </text:span></text:p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8">================================================</text:p>
      <text:p text:style-name="P59"><text:span text:style-name="T8">to do</text:span>: git-bash <text:span text:style-name="T19">for Windows on the office desktop </text:span></text:p>
      <text:p text:style-name="P60"/>
      <text:p text:style-name="P61"><text:span text:style-name="T19">M</text:span>ozilla Developer Network </text:p>
      <text:p text:style-name="P58"><text:soft-page-break/>=====================================================</text:p>
      <text:p text:style-name="P58"/>
      <text:p text:style-name="P61"/>
      <text:p text:style-name="P62">GIT </text:p>
      <text:list xml:id="list8003724799067369924" text:style-name="L18">
        <text:list-item>
          <text:p text:style-name="P57">keep it safe </text:p>
        </text:list-item>
        <text:list-item>
          <text:p text:style-name="P97"/>
        </text:list-item>
      </text:list>
      <text:p text:style-name="P63"/>
      <text:p text:style-name="P63"/>
      <text:p text:style-name="P59"/>
      <text:p text:style-name="P64">Nov-24-2014 Py class-1</text:p>
      <text:p text:style-name="P63"/>
      <text:p text:style-name="P68">WiFi = learnmorefaster</text:p>
      <text:p text:style-name="P68"/>
      <text:p text:style-name="P69">human histogram of what each person in class knows about Linux etc.</text:p>
      <text:p text:style-name="P69"/>
      <text:p text:style-name="P70"><text:a xlink:type="simple" xlink:href="mailto:cris@crisewing.com">cris@crisewing.com</text:a> </text:p>
      <text:p text:style-name="P70"/>
      <text:p text:style-name="P70"/>
      <text:p text:style-name="P70"><text:a xlink:type="simple" xlink:href="https://github.com/codefellows/sea-c28-students">https://github.com/codefellows/sea-c28-students</text:a></text:p>
      <text:p text:style-name="P70"/>
      <text:p text:style-name="P71"><text:a xlink:type="simple" xlink:href="http://codefellows.github.io/sea-c28-students/">http://codefellows.github.io/sea-c28-students/</text:a></text:p>
      <text:p text:style-name="P71"/>
      <text:p text:style-name="P71"><text:a xlink:type="simple" xlink:href="https://canvas.instructure.com/courses/896777">https://canvas.instructure.com/courses/896777</text:a></text:p>
      <text:p text:style-name="P71"/>
      <text:p text:style-name="P72"><text:a xlink:type="simple" xlink:href="mailto:sea-c28@codefellows.com">sea-c28@codefellows.com</text:a> – class e-mail </text:p>
      <text:p text:style-name="P72"/>
      <text:p text:style-name="P72"><text:a xlink:type="simple" xlink:href="https://gitter.im/codefellows/sea-c28-students">https://gitter.im/codefellows/sea-c28-students</text:a>#</text:p>
      <text:p text:style-name="P72"/>
      <text:p text:style-name="P72"/>
      <text:list xml:id="list4351773638389267404" text:style-name="L19">
        <text:list-item>
          <text:p text:style-name="P73">dynamic: type can change dynamically - <text:a xlink:type="simple" xlink:href="http://codefellows.github.io/sea-c28-students/session01.html">http://codefellows.github.io/sea-c28-students/session01.html</text:a></text:p>
        </text:list-item>
        <text:list-item>
          <text:p text:style-name="P73"/>
        </text:list-item>
        <text:list-item>
          <text:p text:style-name="P73">DUCK typing: …if an object behaves like an integer </text:p>
        </text:list-item>
        <text:list-item>
          <text:p text:style-name="P73"/>
        </text:list-item>
        <text:list-item>
          <text:p text:style-name="P73"/>
        </text:list-item>
      </text:list>
      <text:p text:style-name="P60"/>
      <text:p text:style-name="P60"><text:a xlink:type="simple" xlink:href="http://cli.learncodethehardway.org/book">http://cli.learncodethehardway.org/book</text:a></text:p>
      <text:p text:style-name="P74"><text:a xlink:type="simple" xlink:href="http://cewing.github.io/cf-uge/#1">http://cewing.github.io/cf-uge/#1</text:a></text:p>
      <text:p text:style-name="P60"/>
      <text:p text:style-name="P75"/>
      <text:p text:style-name="P75">interpreter</text:p>
      <text:p text:style-name="P75"/>
      <text:p text:style-name="P75">u”string” - unicode VS byte – a py3 idiom </text:p>
      <text:p text:style-name="P75"/>
      <text:p text:style-name="P75">help (str) =&gt; </text:p>
      <text:p text:style-name="P75"/>
      <text:p text:style-name="P65">&gt;&gt;&gt; bo = u"this is a string" </text:p>
      <text:p text:style-name="P65">&gt;&gt;&gt; dir (bo)</text:p>
      <text:p text:style-name="P76"/>
      <text:p text:style-name="P76"/>
      <text:p text:style-name="P77">TEXT editors </text:p>
      <text:list xml:id="list7051247793941302431" text:style-name="L20">
        <text:list-item>
          <text:p text:style-name="P94"><text:soft-page-break/><text:span text:style-name="T20">WHAT you SEE is what is sent to the interpreter </text:span></text:p>
        </text:list-item>
        <text:list-item>
          <text:p text:style-name="P79">automatic intendation </text:p>
        </text:list-item>
        <text:list-item>
          <text:p text:style-name="P79">syntax colorization </text:p>
        </text:list-item>
        <text:list-item>
          <text:p text:style-name="P79">tab completion </text:p>
        </text:list-item>
        <text:list-item>
          <text:p text:style-name="P79">code linting </text:p>
        </text:list-item>
        <text:list-item>
          <text:p text:style-name="P78">jump-to-definition </text:p>
        </text:list-item>
        <text:list-item>
          <text:p text:style-name="P80">interactive follow along for debug </text:p>
        </text:list-item>
      </text:list>
      <text:p text:style-name="P81"/>
      <text:p text:style-name="P81">Why no IDE??</text:p>
      <text:p text:style-name="P81"/>
      <text:p text:style-name="P81"/>
      <text:p text:style-name="P98">You install it by downloading and then executing an installer script:</text:p>
      <text:p text:style-name="P105">$ curl -O https://bootstrap.pypa.io/get-pip.py</text:p>
      <text:p text:style-name="P105">% Total <text:s text:c="3"/>% Received % Xferd <text:s/>Average Speed <text:s text:c="2"/>Time <text:s text:c="3"/>Time <text:s text:c="4"/>Time <text:s/>Current</text:p>
      <text:p text:style-name="P105"><text:s text:c="29"/>Dload <text:s/>Upload <text:s text:c="2"/>Total <text:s text:c="2"/>Spent <text:s text:c="3"/>Left <text:s/>Speed</text:p>
      <text:p text:style-name="P105">100 1309k <text:s/>100 1309k <text:s text:c="3"/>0 <text:s text:c="4"/>0 <text:s text:c="2"/>449k <text:s text:c="5"/>0 <text:s/>0:00:02 <text:s/>0:00:02 --:--:-- <text:s/>449k</text:p>
      <text:p text:style-name="P105"/>
      <text:p text:style-name="P106">$ python get-pip.py</text:p>
      <text:p text:style-name="P101">(or go to: <text:a xlink:type="simple" xlink:href="http://pip.readthedocs.org/en/latest/installing.html">http://pip.readthedocs.org/en/latest/installing.html</text:a>)</text:p>
      <text:p text:style-name="P101">Once you’ve installed pip, you use it to install Python packages by name:</text:p>
      <text:p text:style-name="P105">$ pip install foobar</text:p>
      <text:p text:style-name="P106">...</text:p>
      <text:p text:style-name="P101">To find packages (and their proper names), you can search the python pa<text:span text:style-name="T10">ckage index (PyPI):</text:span></text:p>
      <text:p text:style-name="P101"><text:a xlink:type="simple" xlink:href="https://pypi.python.org/pypi"><text:span text:style-name="T10">https://pypi.python.org/pypi</text:span></text:a></text:p>
      <text:p text:style-name="P82"/>
      <text:p text:style-name="P86"><text:a xlink:type="simple" xlink:href="https://pypi.python.org/pypi"><text:span text:style-name="T10">https://pypi.python.org/pypi</text:span></text:a></text:p>
      <text:p text:style-name="P86"/>
      <text:p text:style-name="P66">learn iPython ; <text:span text:style-name="T21">Unicode / ASCII </text:span></text:p>
      <text:p text:style-name="P66"/>
      <text:p text:style-name="P66">In Py2: PRINT is a statement, in Py3: it is a function. </text:p>
      <text:p text:style-name="P67"/>
      <text:p text:style-name="P83"/>
      <text:p text:style-name="P103">from __future__ import print_function</text:p>
      <text:p text:style-name="P83"/>
      <text:p text:style-name="P83"/>
      <text:p text:style-name="P103">for i in range(100):</text:p>
      <text:p text:style-name="P106">\s\s\s\sprint(i**2)</text:p>
      <text:p text:style-name="P105">for i in range(100):</text:p>
      <text:p text:style-name="P106">\tprint(i**2)</text:p>
      <text:p text:style-name="P84">NEVER INTENT WITH TABS!</text:p>
      <text:p text:style-name="P84"/>
      <text:p text:style-name="P87">Symbols and Variables are different (unlike in C) : a symbol in py binds itself to a “value” </text:p>
      <text:p text:style-name="P85"/>
      <text:p text:style-name="P89">Symbol can begin w/ underscore or letter (not number or -)</text:p>
      <text:p text:style-name="P90">you don't need to bind all value to a symbol. If you don't Py throws it away when it is done w/ it. e.g. a string you are printing... </text:p>
      <text:p text:style-name="P90"/>
      <text:p text:style-name="P91"><text:soft-page-break/>th<text:span text:style-name="T22">i</text:span>s make Py dynamic... you can do in place assignment, print etc.. </text:p>
      <text:p text:style-name="P91"/>
      <text:p text:style-name="P99">You <text:span text:style-name="Emphasis">cannot</text:span> use these words as symbols.</text:p>
      <text:p text:style-name="P105">and <text:s text:c="6"/>del <text:s text:c="6"/>from <text:s text:c="5"/>not <text:s text:c="6"/>while</text:p>
      <text:p text:style-name="P105">as <text:s text:c="7"/>elif <text:s text:c="5"/>global <text:s text:c="3"/>or <text:s text:c="7"/>with</text:p>
      <text:p text:style-name="P105">assert <text:s text:c="3"/>else <text:s text:c="5"/>if <text:s text:c="7"/>pass <text:s text:c="5"/>yield</text:p>
      <text:p text:style-name="P105">break <text:s text:c="4"/>except <text:s text:c="3"/>import <text:s text:c="3"/>print</text:p>
      <text:p text:style-name="P105">class <text:s text:c="4"/>exec <text:s text:c="5"/>in <text:s text:c="7"/>raise</text:p>
      <text:p text:style-name="P105">continue <text:s/>finally <text:s text:c="2"/>is <text:s text:c="7"/>return</text:p>
      <text:p text:style-name="P106">def <text:s text:c="6"/>for <text:s text:c="6"/>lambda <text:s text:c="3"/>try</text:p>
      <text:h text:style-name="P107" text:outline-level="3">__builtins__</text:h>
      <text:p text:style-name="P101">Python also has a number of pre-bound symbols, called <text:span text:style-name="Strong_20_Emphasis">builtins</text:span></text:p>
      <text:p text:style-name="P101">Try this:</text:p>
      <text:p text:style-name="P105">In [6]: dir(__builtins__)</text:p>
      <text:p text:style-name="P105">Out[6]:</text:p>
      <text:p text:style-name="P105">['ArithmeticError',</text:p>
      <text:p text:style-name="P105"><text:s/>'AssertionError',</text:p>
      <text:p text:style-name="P105"><text:s/>'AttributeError',</text:p>
      <text:p text:style-name="P105"><text:s/>'BaseException',</text:p>
      <text:p text:style-name="P105"><text:s/>'BufferError',</text:p>
      <text:p text:style-name="P105"><text:s/>...</text:p>
      <text:p text:style-name="P105"><text:s/>'unicode',</text:p>
      <text:p text:style-name="P105"><text:s/>'vars',</text:p>
      <text:p text:style-name="P105"><text:s/>'xrange',</text:p>
      <text:p text:style-name="P106"><text:s/>'zip']</text:p>
      <text:p text:style-name="P99"><text:span text:style-name="Teletype">NameError</text:span>: indicates that you have tried to use a symbol that is not bound to a value. </text:p>
      <text:list xml:id="list4686959915448283157" text:style-name="L21">
        <text:list-item>
          <text:p text:style-name="P102"><text:span text:style-name="Teletype">TypeError</text:span>: indicates that you have tried to use the wrong kind of object for an operation. </text:p>
        </text:list-item>
        <text:list-item>
          <text:p text:style-name="P102"><text:span text:style-name="Teletype">SyntaxError</text:span>: indicates that you have mis-typed something. </text:p>
        </text:list-item>
        <text:list-item>
          <text:p text:style-name="P100"><text:span text:style-name="Teletype">AttributeError</text:span>: indicates that you have tried to access an attribute or method that an object does not have (this often means you have a different type of object than you expect) </text:p>
        </text:list-item>
      </text:list>
      <text:p text:style-name="P91"/>
      <text:p text:style-name="P104">In [12]: def test(a):</text:p>
      <text:p text:style-name="P105"><text:s text:c="3"/>....: <text:s text:c="4"/>if a == 5:</text:p>
      <text:p text:style-name="P105"><text:s text:c="3"/>....: <text:s text:c="8"/>print(u"that's the value I'm looking for!")</text:p>
      <text:p text:style-name="P105"><text:s text:c="3"/>....: <text:s text:c="4"/>elif a == 7:</text:p>
      <text:p text:style-name="P105"><text:s text:c="3"/>....: <text:s text:c="8"/>print(u"that's an OK number")</text:p>
      <text:p text:style-name="P105"><text:s text:c="3"/>....: <text:s text:c="4"/>else:</text:p>
      <text:p text:style-name="P105"><text:s text:c="3"/>....: <text:s text:c="8"/>print(u"that number won't do!")</text:p>
      <text:p text:style-name="P105"/>
      <text:p text:style-name="P105">In [13]: test(5)</text:p>
      <text:p text:style-name="P105">that's the value I'm looking for!</text:p>
      <text:p text:style-name="P105"/>
      <text:p text:style-name="P105">In [14]: test(7)</text:p>
      <text:p text:style-name="P105">that's an OK number</text:p>
      <text:p text:style-name="P105"/>
      <text:p text:style-name="P105">In [15]: test(14)</text:p>
      <text:p text:style-name="P106">that number won't do!</text:p>
      <text:p text:style-name="P88">Value of an assignment to break stuff – intentionally. </text:p>
      <text:p text:style-name="P88"/>
      <text:p text:style-name="P88"/>
      <text:p text:style-name="P91"/>
      <text:p text:style-name="P92"><text:soft-page-break/>^^^^^^^^^^^^^^^^^^^^^^^^^^^^^^^^^^^^</text:p>
      <text:p text:style-name="P93"/>
      <text:p text:style-name="P92">1. learning J in html and web</text:p>
      <text:p text:style-name="P92">2. twitter search</text:p>
      <text:p text:style-name="P92">3. Directory / files app</text:p>
      <text:p text:style-name="P92">4.</text:p>
      <text:p text:style-name="P92"/>
      <text:p text:style-name="P92">^^^^^^^^^^^^^^^^^^^^^^^^^^^^^^^^^^^^^</text:p>
      <text:p text:style-name="P5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2:35:41.404069167</meta:creation-date>
    <dc:date>2014-11-24T22:37:04.522957753</dc:date>
    <meta:editing-duration>P0D</meta:editing-duration>
    <meta:editing-cycles>1</meta:editing-cycles>
    <meta:document-statistic meta:table-count="0" meta:image-count="0" meta:object-count="0" meta:page-count="6" meta:paragraph-count="182" meta:word-count="1003" meta:character-count="6099" meta:non-whitespace-character-count="5014"/>
    <meta:generator>LibreOffice/4.1.3.2$Linux_x86 LibreOffice_project/410m0$Build-2</meta:generator>
  </office:meta>
</office:document-meta>
</file>